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CenturySchoolbook" svg:font-family="CenturySchoolbook" style:font-family-generic="roman"/>
    <style:font-face style:name="TimesNewRoman" svg:font-family="TimesNewRoman" style:font-family-generic="roman"/>
    <style:font-face style:name="TimesNewRoman,Bold" svg:font-family="'TimesNewRoman,Bold'" style:font-family-generic="roman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512cm" style:rel-column-width="9358*"/>
    </style:style>
    <style:style style:name="Table1.B" style:family="table-column">
      <style:table-column-properties style:column-width="2.514cm" style:rel-column-width="9364*"/>
    </style:style>
    <style:style style:name="Table1.E" style:family="table-column">
      <style:table-column-properties style:column-width="2.986cm" style:rel-column-width="11126*"/>
    </style:style>
    <style:style style:name="Table1.F" style:family="table-column">
      <style:table-column-properties style:column-width="3.03cm" style:rel-column-width="11290*"/>
    </style:style>
    <style:style style:name="Table1.G" style:family="table-column">
      <style:table-column-properties style:column-width="1.524cm" style:rel-column-width="56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none" fo:border-right="none" fo:border-top="0.05pt solid #000000" fo:border-bottom="0.05pt solid #000000"/>
    </style:style>
    <style:style style:name="Table1.G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none" fo:border-top="none" fo:border-bottom="0.05pt solid #000000"/>
    </style:style>
    <style:style style:name="Table1.D2" style:family="table-cell" style:data-style-name="N0">
      <style:table-cell-properties fo:padding="0.097cm" fo:border-left="none" fo:border-right="none" fo:border-top="none" fo:border-bottom="0.05pt solid #000000"/>
    </style:style>
    <style:style style:name="Table1.G2" style:family="table-cell" style:data-style-name="N0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824cm" style:rel-column-width="14247*"/>
    </style:style>
    <style:style style:name="Table2.B" style:family="table-column">
      <style:table-column-properties style:column-width="2.591cm" style:rel-column-width="9654*"/>
    </style:style>
    <style:style style:name="Table2.C" style:family="table-column">
      <style:table-column-properties style:column-width="2.796cm" style:rel-column-width="10418*"/>
    </style:style>
    <style:style style:name="Table2.D" style:family="table-column">
      <style:table-column-properties style:column-width="1.976cm" style:rel-column-width="7361*"/>
    </style:style>
    <style:style style:name="Table2.E" style:family="table-column">
      <style:table-column-properties style:column-width="2.362cm" style:rel-column-width="8799*"/>
    </style:style>
    <style:style style:name="Table2.F" style:family="table-column">
      <style:table-column-properties style:column-width="2.258cm" style:rel-column-width="8413*"/>
    </style:style>
    <style:style style:name="Table2.G" style:family="table-column">
      <style:table-column-properties style:column-width="1.783cm" style:rel-column-width="664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2.E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2.G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067cm" style:rel-column-width="7703*"/>
    </style:style>
    <style:style style:name="Table3.B" style:family="table-column">
      <style:table-column-properties style:column-width="2.069cm" style:rel-column-width="7710*"/>
    </style:style>
    <style:style style:name="Table3.C" style:family="table-column">
      <style:table-column-properties style:column-width="2.281cm" style:rel-column-width="8497*"/>
    </style:style>
    <style:style style:name="Table3.D" style:family="table-column">
      <style:table-column-properties style:column-width="2.445cm" style:rel-column-width="9109*"/>
    </style:style>
    <style:style style:name="Table3.E" style:family="table-column">
      <style:table-column-properties style:column-width="3.082cm" style:rel-column-width="11482*"/>
    </style:style>
    <style:style style:name="Table3.F" style:family="table-column">
      <style:table-column-properties style:column-width="1.681cm" style:rel-column-width="6263*"/>
    </style:style>
    <style:style style:name="Table3.G" style:family="table-column">
      <style:table-column-properties style:column-width="2.344cm" style:rel-column-width="8733*"/>
    </style:style>
    <style:style style:name="Table3.H" style:family="table-column">
      <style:table-column-properties style:column-width="1.621cm" style:rel-column-width="603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G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3.H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198cm" style:rel-column-width="8191*"/>
    </style:style>
    <style:style style:name="Table4.H" style:family="table-column">
      <style:table-column-properties style:column-width="2.2cm" style:rel-column-width="819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H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H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4.841cm" fo:margin-left="1.272cm" fo:margin-right="1.476cm" table:align="margins"/>
    </style:style>
    <style:style style:name="Table5.A" style:family="table-column">
      <style:table-column-properties style:column-width="2.148cm" style:rel-column-width="9488*"/>
    </style:style>
    <style:style style:name="Table5.B" style:family="table-column">
      <style:table-column-properties style:column-width="2.125cm" style:rel-column-width="9387*"/>
    </style:style>
    <style:style style:name="Table5.C" style:family="table-column">
      <style:table-column-properties style:column-width="2.245cm" style:rel-column-width="9913*"/>
    </style:style>
    <style:style style:name="Table5.D" style:family="table-column">
      <style:table-column-properties style:column-width="1.79cm" style:rel-column-width="7902*"/>
    </style:style>
    <style:style style:name="Table5.E" style:family="table-column">
      <style:table-column-properties style:column-width="2.533cm" style:rel-column-width="11181*"/>
    </style:style>
    <style:style style:name="Table5.F" style:family="table-column">
      <style:table-column-properties style:column-width="2.771cm" style:rel-column-width="12233*"/>
    </style:style>
    <style:style style:name="Table5.G" style:family="table-column">
      <style:table-column-properties style:column-width="1.229cm" style:rel-column-width="5431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157cm" fo:margin-left="1.295cm" fo:margin-right="3.138cm" table:align="margins"/>
    </style:style>
    <style:style style:name="Table6.A" style:family="table-column">
      <style:table-column-properties style:column-width="1.78cm" style:rel-column-width="8865*"/>
    </style:style>
    <style:style style:name="Table6.B" style:family="table-column">
      <style:table-column-properties style:column-width="2.069cm" style:rel-column-width="10306*"/>
    </style:style>
    <style:style style:name="Table6.C" style:family="table-column">
      <style:table-column-properties style:column-width="2.092cm" style:rel-column-width="10420*"/>
    </style:style>
    <style:style style:name="Table6.E" style:family="table-column">
      <style:table-column-properties style:column-width="1.757cm" style:rel-column-width="8750*"/>
    </style:style>
    <style:style style:name="Table6.F" style:family="table-column">
      <style:table-column-properties style:column-width="1.226cm" style:rel-column-width="6106*"/>
    </style:style>
    <style:style style:name="Table6.G" style:family="table-column">
      <style:table-column-properties style:column-width="2.454cm" style:rel-column-width="12223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Comic Sans MS" fo:font-size="10.5pt" fo:language="es" fo:country="ES" style:font-name-asian="CenturySchoolbook" style:font-size-asian="10.5pt" style:font-name-complex="CenturySchoolbook" style:font-size-complex="10.5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Comic Sans MS" fo:font-size="10.5pt" fo:language="es" fo:country="ES" style:font-name-asian="TimesNewRoman,Bold" style:font-size-asian="10.5pt" style:font-name-complex="TimesNewRoman,Bold" style:font-size-complex="10.5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Comic Sans MS" fo:font-size="10.5pt" style:font-size-asian="10.5pt" style:font-size-complex="10.5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Comic Sans MS" fo:font-size="16pt" fo:language="es" fo:country="ES" fo:font-weight="bold" style:font-name-asian="TimesNewRoman" style:font-size-asian="16pt" style:font-weight-asian="bold" style:font-name-complex="TimesNewRoman" style:font-size-complex="16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Comic Sans MS" fo:font-size="9pt" fo:language="es" fo:country="ES" style:font-name-asian="TimesNewRoman" style:font-size-asian="9pt" style:font-name-complex="TimesNewRoman" style:font-size-complex="9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Comic Sans MS" fo:font-size="9pt" fo:language="es" fo:country="ES" style:font-name-asian="TimesNewRoman,Bold" style:font-size-asian="9pt" style:font-name-complex="TimesNewRoman,Bold" style:font-size-complex="9pt"/>
    </style:style>
    <style:style style:name="P9" style:family="paragraph" style:parent-style-name="Standard">
      <style:text-properties style:font-name="Comic Sans MS" fo:font-size="9pt" style:font-size-asian="9pt" style:font-size-complex="9pt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mic Sans MS" fo:font-size="9pt" fo:language="es" fo:country="ES" style:font-name-asian="TimesNewRoman,Bold" style:font-size-asian="9pt" style:font-name-complex="TimesNewRoman,Bold" style:font-size-complex="9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mic Sans MS" fo:font-size="9pt" fo:language="es" fo:country="ES" style:font-name-asian="TimesNewRoman" style:font-size-asian="9pt" style:font-name-complex="TimesNewRoman" style:font-size-complex="9pt"/>
    </style:style>
    <style:style style:name="P13" style:family="paragraph" style:parent-style-name="Standard" style:list-style-name="L1">
      <style:paragraph-properties fo:text-align="start" style:justify-single-word="false" style:text-autospace="none"/>
      <style:text-properties style:font-name="Comic Sans MS" fo:font-size="10.5pt" fo:language="es" fo:country="ES" style:font-name-asian="CenturySchoolbook" style:font-size-asian="10.5pt" style:font-name-complex="CenturySchoolbook" style:font-size-complex="10.5pt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Comic Sans MS" fo:font-size="10.5pt" fo:language="es" fo:country="ES" style:font-name-asian="CenturySchoolbook" style:font-size-asian="10.5pt" style:font-name-complex="CenturySchoolbook" style:font-size-complex="10.5pt"/>
    </style:style>
    <style:style style:name="P15" style:family="paragraph" style:parent-style-name="Standard" style:list-style-name="L2">
      <style:paragraph-properties fo:text-align="start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17" style:family="paragraph" style:parent-style-name="Standard" style:list-style-name="L3">
      <style:paragraph-properties fo:text-align="start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18" style:family="paragraph" style:parent-style-name="Standard" style:list-style-name="L4">
      <style:paragraph-properties fo:text-align="start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19" style:family="paragraph" style:parent-style-name="Standard" style:list-style-name="L5">
      <style:paragraph-properties fo:text-align="start" style:justify-single-word="false"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20" style:family="paragraph" style:parent-style-name="Standard">
      <style:paragraph-properties style:text-autospace="none"/>
      <style:text-properties style:font-name="Comic Sans MS" fo:font-size="10.5pt" fo:language="es" fo:country="ES" style:font-name-asian="TimesNewRoman" style:font-size-asian="10.5pt" style:font-name-complex="TimesNewRoman" style:font-size-complex="10.5pt"/>
    </style:style>
    <style:style style:name="P21" style:family="paragraph" style:parent-style-name="Standard" style:list-style-name="L1">
      <style:paragraph-properties fo:text-align="start" style:justify-single-word="false" style:text-autospace="none"/>
      <style:text-properties style:font-name="Comic Sans MS" fo:font-size="10.5pt" style:font-size-asian="10.5pt" style:font-size-complex="10.5pt"/>
    </style:style>
    <style:style style:name="P22" style:family="paragraph" style:parent-style-name="Standard" style:list-style-name="L4">
      <style:paragraph-properties fo:text-align="start" style:justify-single-word="false" style:text-autospace="none"/>
      <style:text-properties style:font-name="Comic Sans MS" fo:font-size="10.5pt" style:font-size-asian="10.5pt" style:font-size-complex="10.5pt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officeooo:rsid="001e6ef3" officeooo:paragraph-rsid="001e6ef3" style:font-name-asian="CenturySchoolbook" style:font-size-asian="10.5pt" style:font-name-complex="CenturySchoolbook" style:font-size-complex="10.5pt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officeooo:rsid="001e6ef3" officeooo:paragraph-rsid="001e9f68" style:font-name-asian="CenturySchoolbook" style:font-size-asian="10.5pt" style:font-name-complex="CenturySchoolbook" style:font-size-complex="10.5pt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Ubuntu" fo:font-size="10.5pt" fo:language="es" fo:country="ES" officeooo:rsid="001e9f68" officeooo:paragraph-rsid="001e9f68" style:font-name-asian="CenturySchoolbook" style:font-size-asian="10.5pt" style:font-name-complex="CenturySchoolbook" style:font-size-complex="10.5pt"/>
    </style:style>
    <style:style style:name="T1" style:family="text">
      <style:text-properties style:font-name-asian="TimesNewRoman" style:font-name-complex="TimesNewRoman"/>
    </style:style>
    <style:style style:name="T2" style:family="text">
      <style:text-properties fo:language="es" fo:country="ES" style:font-name-asian="TimesNewRoman" style:font-name-complex="TimesNewRoman"/>
    </style:style>
    <style:style style:name="T3" style:family="text">
      <style:text-properties fo:language="es" fo:country="ES" style:font-name-asian="CenturySchoolbook" style:font-name-complex="CenturySchoolbook"/>
    </style:style>
    <style:style style:name="T4" style:family="text">
      <style:text-properties fo:language="es" fo:country="ES" fo:font-weight="bold" style:font-name-asian="CenturySchoolbook" style:font-weight-asian="bold" style:font-name-complex="CenturySchoolbook" style:font-weight-complex="bold"/>
    </style:style>
    <style:style style:name="T5" style:family="text">
      <style:text-properties style:font-name-asian="TimesNewRoman,Bold" style:font-name-complex="TimesNewRoman,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TimesNewRoman,Bold" style:font-weight-asian="bold" style:font-name-complex="TimesNewRoman,Bold" style:font-weight-complex="bold"/>
    </style:style>
    <style:style style:name="T8" style:family="text">
      <style:text-properties officeooo:rsid="001e6ef3"/>
    </style:style>
    <style:style style:name="T9" style:family="text">
      <style:text-properties officeooo:rsid="001e9f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 text:consecutive-numbering="true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CADEMIA</text:p>
      <text:p text:style-name="P1"/>
      <text:p text:style-name="P1">Se desea tener una base de datos con la siguiente información acerca de los alumnos de una academia de idiomas donde se imparten varios cursos. Se desea guardar: </text:p>
      <text:list xml:id="list4192664409" text:style-name="L1">
        <text:list-item>
          <text:p text:style-name="P13"><text:span text:style-name="T1">Información acerca de los </text:span><text:span text:style-name="T5">alumnos</text:span><text:span text:style-name="T1">, que constará de su nombre y apellidos, un código único para cada alumno, su dirección, fecha de nacimiento y sexo (‘H’ o ‘M’).</text:span></text:p>
        </text:list-item>
        <text:list-item>
          <text:p text:style-name="P13"><text:span text:style-name="T1">Estos alumnos estarán matriculados en un sólo </text:span><text:span text:style-name="T5">curso </text:span><text:span text:style-name="T1">cada uno. Cada curso tendrá un nombre, un código único que lo identifica, el número máximo de alumnos recomendado, un profesor, la fecha de inicio y de finalización del curso y el número de horas del curso.</text:span></text:p>
        </text:list-item>
        <text:list-item>
          <text:p text:style-name="P21"><text:span text:style-name="T2">Los </text:span>profesores <text:span text:style-name="T2">tendrán una ficha en la academia donde se especifican sus datos personales y los datos del contrato. Es decir, nombre, DNI, dirección, titulación, cuota por hora.</text:span></text:p>
        </text:list-item>
      </text:list>
      <text:p text:style-name="P2">Se pide:</text:p>
      <text:list xml:id="list2735185613" text:style-name="L2">
        <text:list-item>
          <text:p text:style-name="P15">Generar las siguientes tablas para guardar esta información</text:p>
        </text:list-item>
      </text:list>
      <text:p text:style-name="P5"><text:span text:style-name="T3"><text:tab/></text:span><text:span text:style-name="T4">ALUMNOS</text:span><text:span text:style-name="T3"> ( nombre, apellido1, apellido2, <text:s/># dni, direccion, sexo, <text:s/>fecha_nacimiento, curso)</text:span></text:p>
      <text:p text:style-name="P2"><text:tab/><text:tab/>PK(dni)</text:p>
      <text:p text:style-name="P2"><text:tab/><text:tab/>FK(curso/CURSOS(cod_curso))</text:p>
      <text:p text:style-name="P3"><text:span text:style-name="T5"><text:tab/></text:span><text:span text:style-name="T7">CURSOS</text:span><text:span text:style-name="T5"> (</text:span><text:span text:style-name="T1">nombre_curso, #cod_curso, dni_profesor, maximo_alumnos, fecha_inicio,</text:span></text:p>
      <text:p text:style-name="P2"><text:tab/><text:tab/> <text:s text:c="4"/>fecha_fin, <text:s/>num_horas)</text:p>
      <text:p text:style-name="P2"><text:tab/><text:tab/>PK(cod_curso)</text:p>
      <text:p text:style-name="P2"><text:tab/><text:tab/>FK(dni_profesor/PROFESORES(dni))</text:p>
      <text:p text:style-name="P3"><text:span text:style-name="T5"><text:tab/></text:span><text:span text:style-name="T7">PROFESORES</text:span><text:span text:style-name="T5"> (</text:span><text:span text:style-name="T1">nombre, apellido1,apellido2,#dni,direccion, titulo,gana)</text:span></text:p>
      <text:p text:style-name="P2"><text:tab/><text:tab/>PK(dni<text:span text:style-name="T9">)</text:span></text:p>
      <text:p text:style-name="P3"/>
      <text:p text:style-name="P25">CREATE TABLE profesores(</text:p>
      <text:p text:style-name="P25"><text:tab/><text:span text:style-name="T8">nombre <text:tab/>varchar2(40),</text:span></text:p>
      <text:p text:style-name="P24"><text:tab/>apellido1<text:tab/>varchar2(40),</text:p>
      <text:p text:style-name="P24"><text:tab/>apellido2<text:tab/>varchar2(40),</text:p>
      <text:p text:style-name="P24"><text:tab/>dni<text:tab/><text:tab/>varchar2(10) Primary Key,</text:p>
      <text:p text:style-name="P24"><text:tab/><text:span text:style-name="T9">titulo<text:tab/><text:tab/>varchar2(50),</text:span></text:p>
      <text:p text:style-name="P24"><text:tab/><text:span text:style-name="T9">gana<text:tab/><text:tab/>number(8),</text:span></text:p>
      <text:p text:style-name="P24"><text:tab/>direccion<text:tab/>varchar<text:tab/>2(40),</text:p>
      <text:p text:style-name="P24"><text:tab/></text:p>
      <text:p text:style-name="P25">);</text:p>
      <text:p text:style-name="P25"/>
      <text:p text:style-name="P25">CREATE TABLE CURSOS (</text:p>
      <text:p text:style-name="P25"><text:tab/>nombre_curso<text:tab/><text:tab/>varchar2(20),</text:p>
      <text:p text:style-name="P25"><text:tab/>cod_curso<text:tab/><text:tab/>varchar2(20) Primary Key,</text:p>
      <text:p text:style-name="P25"><text:tab/>maximo_alumnos<text:tab/>number(2),</text:p>
      <text:p text:style-name="P25"><text:tab/>fecha_inicio<text:tab/><text:tab/>date(10),</text:p>
      <text:p text:style-name="P25"><text:tab/>fecha_fin<text:tab/><text:tab/>date(10),</text:p>
      <text:p text:style-name="P25"><text:tab/>num_horas<text:tab/><text:tab/>number(4),</text:p>
      <text:p text:style-name="P25"><text:tab/>dni_profesor<text:tab/><text:tab/>varchar2(10) Not Null references profesores,</text:p>
      <text:p text:style-name="P25">);</text:p>
      <text:p text:style-name="P25"><text:tab/></text:p>
      <text:p text:style-name="P23">CREATE TABLE ALUMNOS (</text:p>
      <text:p text:style-name="P23"><text:tab/>nombre <text:tab/>varchar2(40),</text:p>
      <text:p text:style-name="P23"><text:tab/>apellido1<text:tab/>varchar2(40),</text:p>
      <text:p text:style-name="P23"><text:tab/>apellido2<text:tab/>varchar2(40),</text:p>
      <text:p text:style-name="P23"><text:tab/>dni<text:tab/><text:tab/>varchar2(10) Primary Key,</text:p>
      <text:p text:style-name="P23"><text:tab/>sexo<text:tab/><text:tab/>varchar2 check (sexo in(H, M)),</text:p>
      <text:p text:style-name="P23"><text:tab/>fecha_nacimiento<text:tab/>date(10),</text:p>
      <text:p text:style-name="P23"><text:tab/>direccion<text:tab/>varchar<text:tab/>2(40),</text:p>
      <text:p text:style-name="P23"><text:tab/><text:span text:style-name="T9">curso <text:tab/><text:tab/>Not Null references cursos,</text:span></text:p>
      <text:p text:style-name="P25">);</text:p>
      <text:p text:style-name="P23"><text:soft-page-break/><text:tab/></text:p>
      <text:list xml:id="list123343649182472" text:continue-numbering="true" text:style-name="L2">
        <text:list-item>
          <text:p text:style-name="P15">Insertar las siguientes tuplas:</text:p>
        </text:list-item>
      </text:list>
      <text:p text:style-name="P4">Tabla <text:span text:style-name="T6">PROFESORES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8">NOMBRE </text:p>
          </table:table-cell>
          <table:table-cell table:style-name="Table1.B1" office:value-type="string">
            <text:p text:style-name="P8">APELLIDO1</text:p>
          </table:table-cell>
          <table:table-cell table:style-name="Table1.B1" office:value-type="string">
            <text:p text:style-name="P8">APELLIDO2</text:p>
          </table:table-cell>
          <table:table-cell table:style-name="Table1.B1" office:value-type="string">
            <text:p text:style-name="P8">DNI</text:p>
          </table:table-cell>
          <table:table-cell table:style-name="Table1.B1" office:value-type="string">
            <text:p text:style-name="P8">DIRECCION</text:p>
          </table:table-cell>
          <table:table-cell table:style-name="Table1.B1" office:value-type="string">
            <text:p text:style-name="P8">TITULO</text:p>
          </table:table-cell>
          <table:table-cell table:style-name="Table1.G1" office:value-type="string">
            <text:p text:style-name="P8">GANA</text:p>
          </table:table-cell>
        </table:table-row>
        <table:table-row>
          <table:table-cell table:style-name="Table1.A2" office:value-type="string">
            <text:p text:style-name="P7">Juan </text:p>
          </table:table-cell>
          <table:table-cell table:style-name="Table1.B2" office:value-type="string">
            <text:p text:style-name="P7">Arch </text:p>
          </table:table-cell>
          <table:table-cell table:style-name="Table1.B2" office:value-type="string">
            <text:p text:style-name="P7">López </text:p>
          </table:table-cell>
          <table:table-cell table:style-name="Table1.D2" office:value-type="float" office:value="32432455">
            <text:p text:style-name="P7">32432455</text:p>
          </table:table-cell>
          <table:table-cell table:style-name="Table1.B2" office:value-type="string">
            <text:p text:style-name="P7">Puerta Negra, 4 </text:p>
          </table:table-cell>
          <table:table-cell table:style-name="Table1.B2" office:value-type="string">
            <text:p text:style-name="P7">Ing. Informática </text:p>
          </table:table-cell>
          <table:table-cell table:style-name="Table1.G2" office:value-type="float" office:value="7500">
            <text:p text:style-name="P7">7500</text:p>
          </table:table-cell>
        </table:table-row>
        <table:table-row>
          <table:table-cell table:style-name="Table1.A2" office:value-type="string">
            <text:p text:style-name="P7">María</text:p>
          </table:table-cell>
          <table:table-cell table:style-name="Table1.B2" office:value-type="string">
            <text:p text:style-name="P7">Oliva</text:p>
          </table:table-cell>
          <table:table-cell table:style-name="Table1.B2" office:value-type="string">
            <text:p text:style-name="P7">Rubio</text:p>
          </table:table-cell>
          <table:table-cell table:style-name="Table1.D2" office:value-type="float" office:value="43215643">
            <text:p text:style-name="P7">43215643</text:p>
          </table:table-cell>
          <table:table-cell table:style-name="Table1.B2" office:value-type="string">
            <text:p text:style-name="P7">Juan Alfonso 32</text:p>
          </table:table-cell>
          <table:table-cell table:style-name="Table1.B2" office:value-type="string">
            <text:p text:style-name="P7"><text:s/>Lda. Fil. Inglesa </text:p>
          </table:table-cell>
          <table:table-cell table:style-name="Table1.G2" office:value-type="float" office:value="5400">
            <text:p text:style-name="P7">5400</text:p>
          </table:table-cell>
        </table:table-row>
      </table:table>
      <text:p text:style-name="P4"/>
      <text:p text:style-name="P4">Tabla <text:span text:style-name="T6">CURSO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8">NOMBRE_CURSO</text:p>
          </table:table-cell>
          <table:table-cell table:style-name="Table2.A1" office:value-type="string">
            <text:p text:style-name="P8">COD_CURSO</text:p>
          </table:table-cell>
          <table:table-cell table:style-name="Table2.A1" office:value-type="string">
            <text:p text:style-name="P8">DNI_PROF</text:p>
          </table:table-cell>
          <table:table-cell table:style-name="Table2.A1" office:value-type="string">
            <text:p text:style-name="P8">MAX_ALU</text:p>
          </table:table-cell>
          <table:table-cell table:style-name="Table2.A1" office:value-type="string">
            <text:p text:style-name="P8">FECHA_INI</text:p>
          </table:table-cell>
          <table:table-cell table:style-name="Table2.A1" office:value-type="string">
            <text:p text:style-name="P8">FECHA_FIN</text:p>
          </table:table-cell>
          <table:table-cell table:style-name="Table2.G1" office:value-type="string">
            <text:p text:style-name="P8">NUM_HORAS</text:p>
          </table:table-cell>
        </table:table-row>
        <table:table-row>
          <table:table-cell table:style-name="Table2.A2" office:value-type="string">
            <text:p text:style-name="P7">Inglés Básico</text:p>
          </table:table-cell>
          <table:table-cell table:style-name="Table2.B2" office:value-type="float" office:value="1">
            <text:p text:style-name="P7">1</text:p>
          </table:table-cell>
          <table:table-cell table:style-name="Table2.B2" office:value-type="float" office:value="43215643">
            <text:p text:style-name="P7">43215643</text:p>
          </table:table-cell>
          <table:table-cell table:style-name="Table2.B2" office:value-type="float" office:value="15">
            <text:p text:style-name="P7">15</text:p>
          </table:table-cell>
          <table:table-cell table:style-name="Table2.E2" office:value-type="date" office:date-value="2000-11-01">
            <text:p text:style-name="P7">01/11/00</text:p>
          </table:table-cell>
          <table:table-cell table:style-name="Table2.A2" office:value-type="string">
            <text:p text:style-name="P7">22-DIC-00</text:p>
          </table:table-cell>
          <table:table-cell table:style-name="Table2.G2" office:value-type="float" office:value="120">
            <text:p text:style-name="P7">120</text:p>
          </table:table-cell>
        </table:table-row>
        <table:table-row>
          <table:table-cell table:style-name="Table2.A2" office:value-type="string">
            <text:p text:style-name="P7">Administración Linux</text:p>
          </table:table-cell>
          <table:table-cell table:style-name="Table2.B2" office:value-type="float" office:value="2">
            <text:p text:style-name="P7">2</text:p>
          </table:table-cell>
          <table:table-cell table:style-name="Table2.B2" office:value-type="float" office:value="32432455">
            <text:p text:style-name="P7">32432455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>01-SEPT-00</text:p>
          </table:table-cell>
          <table:table-cell table:style-name="Table2.A2" office:value-type="string">
            <text:p text:style-name="P9"/>
          </table:table-cell>
          <table:table-cell table:style-name="Table2.G2" office:value-type="float" office:value="80">
            <text:p text:style-name="P7">80</text:p>
          </table:table-cell>
        </table:table-row>
      </table:table>
      <text:p text:style-name="P4"/>
      <text:p text:style-name="P4">Tabla ALUMNO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8">NOMBRE</text:p>
          </table:table-cell>
          <table:table-cell table:style-name="Table3.A1" office:value-type="string">
            <text:p text:style-name="P8">APELLIDO1</text:p>
          </table:table-cell>
          <table:table-cell table:style-name="Table3.A1" office:value-type="string">
            <text:p text:style-name="P8">APELLIDO2</text:p>
          </table:table-cell>
          <table:table-cell table:style-name="Table3.A1" office:value-type="string">
            <text:p text:style-name="P8">DNI</text:p>
          </table:table-cell>
          <table:table-cell table:style-name="Table3.A1" office:value-type="string">
            <text:p text:style-name="P8">DIRECCION</text:p>
          </table:table-cell>
          <table:table-cell table:style-name="Table3.A1" office:value-type="string">
            <text:p text:style-name="P8">SEXO</text:p>
          </table:table-cell>
          <table:table-cell table:style-name="Table3.A1" office:value-type="string">
            <text:p text:style-name="P8">FECHA_NAC</text:p>
          </table:table-cell>
          <table:table-cell table:style-name="Table3.H1" office:value-type="string">
            <text:p text:style-name="P8">CURSO</text:p>
          </table:table-cell>
        </table:table-row>
        <table:table-row>
          <table:table-cell table:style-name="Table3.A2" office:value-type="string">
            <text:p text:style-name="P7">Lucas</text:p>
          </table:table-cell>
          <table:table-cell table:style-name="Table3.A2" office:value-type="string">
            <text:p text:style-name="P7">Manilva</text:p>
          </table:table-cell>
          <table:table-cell table:style-name="Table3.A2" office:value-type="string">
            <text:p text:style-name="P7">López</text:p>
          </table:table-cell>
          <table:table-cell table:style-name="Table3.D2" office:value-type="float" office:value="123523">
            <text:p text:style-name="P7">123523</text:p>
          </table:table-cell>
          <table:table-cell table:style-name="Table3.A2" office:value-type="string">
            <text:p text:style-name="P7">Alhamar, 3</text:p>
          </table:table-cell>
          <table:table-cell table:style-name="Table3.A2" office:value-type="string">
            <text:p text:style-name="P7">V</text:p>
          </table:table-cell>
          <table:table-cell table:style-name="Table3.G2" office:value-type="date" office:date-value="1979-11-01">
            <text:p text:style-name="P7">01/11/79</text:p>
          </table:table-cell>
          <table:table-cell table:style-name="Table3.H2" office:value-type="float" office:value="1">
            <text:p text:style-name="P7">1</text:p>
          </table:table-cell>
        </table:table-row>
        <table:table-row>
          <table:table-cell table:style-name="Table3.A2" office:value-type="string">
            <text:p text:style-name="P7">Antonia</text:p>
          </table:table-cell>
          <table:table-cell table:style-name="Table3.A2" office:value-type="string">
            <text:p text:style-name="P7">López</text:p>
          </table:table-cell>
          <table:table-cell table:style-name="Table3.A2" office:value-type="string">
            <text:p text:style-name="P7">Alcantara</text:p>
          </table:table-cell>
          <table:table-cell table:style-name="Table3.D2" office:value-type="float" office:value="2567567">
            <text:p text:style-name="P7">2567567</text:p>
          </table:table-cell>
          <table:table-cell table:style-name="Table3.A2" office:value-type="string">
            <text:p text:style-name="P7">Maniquí, 21</text:p>
          </table:table-cell>
          <table:table-cell table:style-name="Table3.A2" office:value-type="string">
            <text:p text:style-name="P7">M</text:p>
          </table:table-cell>
          <table:table-cell table:style-name="Table3.D2">
            <text:p text:style-name="P7"/>
          </table:table-cell>
          <table:table-cell table:style-name="Table3.H2" office:value-type="float" office:value="2">
            <text:p text:style-name="P7">2</text:p>
          </table:table-cell>
        </table:table-row>
        <table:table-row>
          <table:table-cell table:style-name="Table3.A2" office:value-type="string">
            <text:p text:style-name="P7">Manuel</text:p>
          </table:table-cell>
          <table:table-cell table:style-name="Table3.A2" office:value-type="string">
            <text:p text:style-name="P7">Alcantara</text:p>
          </table:table-cell>
          <table:table-cell table:style-name="Table3.A2" office:value-type="string">
            <text:p text:style-name="P7">Pedrós</text:p>
          </table:table-cell>
          <table:table-cell table:style-name="Table3.D2" office:value-type="float" office:value="3123689">
            <text:p text:style-name="P7">3123689</text:p>
          </table:table-cell>
          <table:table-cell table:style-name="Table3.A2" office:value-type="string">
            <text:p text:style-name="P7">Julian, 2</text:p>
          </table:table-cell>
          <table:table-cell table:style-name="Table3.D2" office:value-type="float" office:value="2">
            <text:p text:style-name="P7">2</text:p>
          </table:table-cell>
          <table:table-cell table:style-name="Table3.A2" office:value-type="string">
            <text:p text:style-name="P9"/>
          </table:table-cell>
          <table:table-cell table:style-name="Table3.H2" office:value-type="float" office:value="1">
            <text:p text:style-name="P9">1</text:p>
          </table:table-cell>
        </table:table-row>
        <table:table-row>
          <table:table-cell table:style-name="Table3.A2" office:value-type="string">
            <text:p text:style-name="P7">José</text:p>
          </table:table-cell>
          <table:table-cell table:style-name="Table3.A2" office:value-type="string">
            <text:p text:style-name="P7">Pérez</text:p>
          </table:table-cell>
          <table:table-cell table:style-name="Table3.A2" office:value-type="string">
            <text:p text:style-name="P7">Caballar</text:p>
          </table:table-cell>
          <table:table-cell table:style-name="Table3.D2" office:value-type="float" office:value="4896765">
            <text:p text:style-name="P7">4896765</text:p>
          </table:table-cell>
          <table:table-cell table:style-name="Table3.A2" office:value-type="string">
            <text:p text:style-name="P7">Jarcha,5 </text:p>
          </table:table-cell>
          <table:table-cell table:style-name="Table3.A2" office:value-type="string">
            <text:p text:style-name="P7">V</text:p>
          </table:table-cell>
          <table:table-cell table:style-name="Table3.G2" office:value-type="date" office:date-value="1977-02-03">
            <text:p text:style-name="P7">03/02/77</text:p>
          </table:table-cell>
          <table:table-cell table:style-name="Table3.H2" office:value-type="float" office:value="3">
            <text:p text:style-name="P7">3</text:p>
          </table:table-cell>
        </table:table-row>
      </table:table>
      <text:p text:style-name="P2"/>
      <text:p text:style-name="P2"/>
      <text:p text:style-name="P2"/>
      <text:list xml:id="list38164838" text:style-name="L3">
        <text:list-item>
          <text:p text:style-name="P17">Insertar la siguiente tupla en ALUMNOS:</text:p>
          <text:p text:style-name="P17"/>
        </text:list-item>
      </text:list>
      <table:table table:name="Table4" table:style-name="Table4">
        <table:table-column table:style-name="Table4.A" table:number-columns-repeated="7"/>
        <table:table-column table:style-name="Table4.H"/>
        <table:table-row>
          <table:table-cell table:style-name="Table4.A1" office:value-type="string">
            <text:p text:style-name="P8">NOMBRE</text:p>
          </table:table-cell>
          <table:table-cell table:style-name="Table4.A1" office:value-type="string">
            <text:p text:style-name="P8">APELLIDO1</text:p>
          </table:table-cell>
          <table:table-cell table:style-name="Table4.A1" office:value-type="string">
            <text:p text:style-name="P8">APELLIDO2</text:p>
          </table:table-cell>
          <table:table-cell table:style-name="Table4.A1" office:value-type="string">
            <text:p text:style-name="P8">DNI</text:p>
          </table:table-cell>
          <table:table-cell table:style-name="Table4.A1" office:value-type="string">
            <text:p text:style-name="P8">DIRECC</text:p>
          </table:table-cell>
          <table:table-cell table:style-name="Table4.A1" office:value-type="string">
            <text:p text:style-name="P8">SEXO</text:p>
          </table:table-cell>
          <table:table-cell table:style-name="Table4.A1" office:value-type="string">
            <text:p text:style-name="P8">FECHA_NAC</text:p>
          </table:table-cell>
          <table:table-cell table:style-name="Table4.H1" office:value-type="string">
            <text:p text:style-name="P8">CURSO</text:p>
          </table:table-cell>
        </table:table-row>
        <table:table-row>
          <table:table-cell table:style-name="Table4.A2" office:value-type="string">
            <text:p text:style-name="P7">Sergio</text:p>
          </table:table-cell>
          <table:table-cell table:style-name="Table4.A2" office:value-type="string">
            <text:p text:style-name="P7">Navas</text:p>
          </table:table-cell>
          <table:table-cell table:style-name="Table4.A2" office:value-type="string">
            <text:p text:style-name="P7">Retal</text:p>
          </table:table-cell>
          <table:table-cell table:style-name="Table4.D2" office:value-type="float" office:value="123523">
            <text:p text:style-name="P7">123523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>P</text:p>
          </table:table-cell>
          <table:table-cell table:style-name="Table4.A2" office:value-type="string">
            <text:p text:style-name="P9"/>
          </table:table-cell>
          <table:table-cell table:style-name="Table4.H2" office:value-type="float" office:value="1">
            <text:p text:style-name="P9">1</text:p>
          </table:table-cell>
        </table:table-row>
      </table:table>
      <text:list xml:id="list2405246298" text:style-name="L4">
        <text:list-header>
          <text:p text:style-name="P18"/>
        </text:list-header>
        <text:list-item>
          <text:p text:style-name="P22"><text:span text:style-name="T2">Insertar las siguientes tup</text:span>la en la tabla profesores:</text:p>
          <text:p text:style-name="P18"/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P8">NOMBRE</text:p>
          </table:table-cell>
          <table:table-cell table:style-name="Table5.A1" office:value-type="string">
            <text:p text:style-name="P8">APELLIDO1</text:p>
          </table:table-cell>
          <table:table-cell table:style-name="Table5.A1" office:value-type="string">
            <text:p text:style-name="P8">APELLIDO2</text:p>
          </table:table-cell>
          <table:table-cell table:style-name="Table5.A1" office:value-type="string">
            <text:p text:style-name="P8">DNI</text:p>
          </table:table-cell>
          <table:table-cell table:style-name="Table5.A1" office:value-type="string">
            <text:p text:style-name="P8">DIRECCION</text:p>
          </table:table-cell>
          <table:table-cell table:style-name="Table5.A1" office:value-type="string">
            <text:p text:style-name="P8">TITULO</text:p>
          </table:table-cell>
          <table:table-cell table:style-name="Table5.G1" office:value-type="string">
            <text:p text:style-name="P8">GANA</text:p>
          </table:table-cell>
        </table:table-row>
        <table:table-row>
          <table:table-cell table:style-name="Table5.A2" office:value-type="string">
            <text:p text:style-name="P7">Juan</text:p>
          </table:table-cell>
          <table:table-cell table:style-name="Table5.A2" office:value-type="string">
            <text:p text:style-name="P7">Arch</text:p>
          </table:table-cell>
          <table:table-cell table:style-name="Table5.A2" office:value-type="string">
            <text:p text:style-name="P7">López</text:p>
          </table:table-cell>
          <table:table-cell table:style-name="Table5.D2" office:value-type="float" office:value="32432455">
            <text:p text:style-name="P7">32432455</text:p>
          </table:table-cell>
          <table:table-cell table:style-name="Table5.A2" office:value-type="string">
            <text:p text:style-name="P7">Puerta Negra, 4</text:p>
          </table:table-cell>
          <table:table-cell table:style-name="Table5.A2" office:value-type="string">
            <text:p text:style-name="P7">Ing. Informática</text:p>
          </table:table-cell>
          <table:table-cell table:style-name="Table5.G2" office:value-type="string">
            <text:p text:style-name="P7">NULL</text:p>
          </table:table-cell>
        </table:table-row>
      </table:table>
      <text:p text:style-name="P2"/>
      <text:list xml:id="list1844319995" text:style-name="L5">
        <text:list-header>
          <text:p text:style-name="P19">5.- Insertar la siguiente tupla en la tabla estudiante</text:p>
        </text:list-header>
      </text:list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A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11">NOMBRE</text:p>
          </table:table-cell>
          <table:table-cell table:style-name="Table6.A1" office:value-type="string">
            <text:p text:style-name="P11">APELLIDO1</text:p>
          </table:table-cell>
          <table:table-cell table:style-name="Table6.A1" office:value-type="string">
            <text:p text:style-name="P11">APELLIDO2</text:p>
          </table:table-cell>
          <table:table-cell table:style-name="Table6.A1" office:value-type="string">
            <text:p text:style-name="P11">DNI</text:p>
          </table:table-cell>
          <table:table-cell table:style-name="Table6.A1" office:value-type="string">
            <text:p text:style-name="P11">DIRECC</text:p>
          </table:table-cell>
          <table:table-cell table:style-name="Table6.A1" office:value-type="string">
            <text:p text:style-name="P11">SEXO</text:p>
          </table:table-cell>
          <table:table-cell table:style-name="Table6.G1" office:value-type="string">
            <text:p text:style-name="P11">FECHA_NAC</text:p>
          </table:table-cell>
        </table:table-row>
        <table:table-row>
          <table:table-cell table:style-name="Table6.A2" office:value-type="string">
            <text:p text:style-name="P12">María</text:p>
          </table:table-cell>
          <table:table-cell table:style-name="Table6.A2" office:value-type="string">
            <text:p text:style-name="P12">Jaén</text:p>
          </table:table-cell>
          <table:table-cell table:style-name="Table6.A2" office:value-type="string">
            <text:p text:style-name="P12">Sevilla</text:p>
          </table:table-cell>
          <table:table-cell table:style-name="Table6.D2" office:value-type="float" office:value="789678">
            <text:p text:style-name="P12">789678</text:p>
          </table:table-cell>
          <table:table-cell table:style-name="Table6.A2" office:value-type="string">
            <text:p text:style-name="P12">Martos, 5</text:p>
          </table:table-cell>
          <table:table-cell table:style-name="Table6.A2" office:value-type="string">
            <text:p text:style-name="P12">M</text:p>
          </table:table-cell>
          <table:table-cell table:style-name="Table6.G2" office:value-type="string">
            <text:p text:style-name="P12"/>
          </table:table-cell>
        </table:table-row>
      </table:table>
      <text:p text:style-name="P2"/>
      <text:p text:style-name="P10">6.- La fecha de nacimiento de Antonia López está equivocada. La verdadera es 23 de diciembre de 1976.</text:p>
      <text:p text:style-name="P10">7.- <text:s/>Cambiar a Antonia López al curso de código 5.</text:p>
      <text:p text:style-name="P10">8.- Eliminar la profesora Laura Jiménez</text:p>
      <text:p text:style-name="P10">9.- Crear una tabla de uso temporal llamada NOMBRE DE ALUMNOS que tenga un solo atributo (NOMBRE_COMPLETO) de tipo cadena de caracteres y con el contenido de la tabla alumnos en esos campos. Observe que no hay restricción de clave primaria para esta tabla.</text:p>
      <text:p text:style-name="P10">10.- Borrar el curso con código 1.</text:p>
      <text:p text:style-name="P10">11.- <text:s/>Añadir un campo llamado numero_alumnos en la tabla curso, y modificar este campo con los valores adecuados.</text:p>
      <text:p text:style-name="P10">12.- Modificar la fecha de nacimiento a 01/01/2012 en aquellos alumnos que no tengan fecha de nacimiento.</text:p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><text:span text:style-name="T5">NOTA: </text:span>Algunos ejercicios tienen errores que debe probar (para ver el tipo y mensaje del error) y corregir.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CenturySchoolbook" svg:font-family="CenturySchoolbook" style:font-family-generic="roman"/>
    <style:font-face style:name="TimesNewRoman" svg:font-family="TimesNewRoman" style:font-family-generic="roman"/>
    <style:font-face style:name="TimesNewRoman,Bold" svg:font-family="'TimesNewRoman,Bold'" style:font-family-generic="roman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ortatil </meta:initial-creator>
    <meta:creation-date>2012-02-13T22:47:39</meta:creation-date>
    <dc:date>2020-12-09T12:33:42.356252767</dc:date>
    <meta:editing-duration>PT1H11M5S</meta:editing-duration>
    <meta:editing-cycles>7</meta:editing-cycles>
    <meta:generator>LibreOffice/6.4.6.2$Linux_X86_64 LibreOffice_project/40$Build-2</meta:generator>
    <meta:document-statistic meta:table-count="6" meta:image-count="0" meta:object-count="0" meta:page-count="3" meta:paragraph-count="181" meta:word-count="558" meta:character-count="3706" meta:non-whitespace-character-count="3258"/>
  </office:meta>
</office:document-meta>
</file>